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ro! Vamos detalhar a ideia de um projeto para monitorar as ofertas do dia no Mercado Livre:</text:p>
      <text:p text:style-name="Standard"/>
      <text:p text:style-name="Standard">### **Objetivo do Projeto**</text:p>
      <text:p text:style-name="Standard">Desenvolver um sistema para monitorar e notificar ofertas do dia no Mercado Livre, com base em critérios específicos definidos pelo usuário, como categoria de produtos, faixa de preço ou palavras-chave.</text:p>
      <text:p text:style-name="Standard"/>
      <text:p text:style-name="Standard">### **Componentes do Projeto**</text:p>
      <text:p text:style-name="Standard"/>
      <text:p text:style-name="Standard">1. **Web Scraping**:</text:p>
      <text:p text:style-name="Standard"><text:s text:c="3"/>- **Tecnologia**: `BeautifulSoup`, `Scrapy`, ou `Selenium` para coletar dados das ofertas do Mercado Livre.</text:p>
      <text:p text:style-name="Standard"><text:s text:c="3"/>- **Informações Coletadas**: Título do produto, preço, link da oferta, imagem do produto, categoria, e descrição.</text:p>
      <text:p text:style-name="Standard"/>
      <text:p text:style-name="Standard">2. **Armazenamento de Dados**:</text:p>
      <text:p text:style-name="Standard"><text:s text:c="3"/>- **Banco de Dados**: SQLite, PostgreSQL, ou MongoDB para armazenar as ofertas coletadas.</text:p>
      <text:p text:style-name="Standard"><text:s text:c="3"/>- **Estrutura**: Tabelas/coleções para produtos, categorias, e histórico de ofertas.</text:p>
      <text:p text:style-name="Standard"/>
      <text:p text:style-name="Standard">3. **Filtragem e Processamento**:</text:p>
      <text:p text:style-name="Standard"><text:s text:c="3"/>- **Critérios de Filtragem**: Implementar filtros para que o usuário possa escolher quais ofertas deseja monitorar (por exemplo, apenas produtos com desconto maior que 20%).</text:p>
      <text:p text:style-name="Standard"><text:s text:c="3"/>- **Agendamento**: Usar uma biblioteca como `APScheduler` para realizar o scraping em intervalos regulares (diariamente ou semanalmente).</text:p>
      <text:p text:style-name="Standard"/>
      <text:p text:style-name="Standard">4. **Notificações**:</text:p>
      <text:p text:style-name="Standard"><text:s text:c="3"/>- **Métodos de Notificação**: </text:p>
      <text:p text:style-name="Standard"><text:s text:c="5"/>- **Email**: Enviar notificações por email usando `smtplib` ou serviços como SendGrid.</text:p>
      <text:p text:style-name="Standard"><text:s text:c="5"/>- **Telegram**: Integrar com a API do Telegram para enviar mensagens para um bot ou grupo.</text:p>
      <text:p text:style-name="Standard"><text:s text:c="5"/>- **Slack**: Usar a API do Slack para enviar notificações em um canal específico.</text:p>
      <text:p text:style-name="Standard"/>
      <text:p text:style-name="Standard">5. **Interface do Usuário**:</text:p>
      <text:p text:style-name="Standard"><text:s text:c="3"/>- **Web Interface**: Desenvolver uma interface web usando `Streamlit` ou `Flask` para que o usuário possa definir suas preferências e visualizar ofertas.</text:p>
      <text:p text:style-name="Standard"><text:s text:c="3"/>- **Dashboard**: Exibir ofertas em um painel com opções de filtragem e histórico de ofertas.</text:p>
      <text:p text:style-name="Standard"/>
      <text:p text:style-name="Standard">6. **Automação e Manutenção**:</text:p>
      <text:p text:style-name="Standard"><text:s text:c="3"/>- **Docker**: Containerizar o projeto para facilitar a execução em diferentes ambientes.</text:p>
      <text:p text:style-name="Standard"><text:s text:c="3"/>- **Logs e Monitoramento**: Implementar logs para monitorar o desempenho do scraping e a integridade dos dados.</text:p>
      <text:p text:style-name="Standard"/>
      <text:p text:style-name="Standard">### **Passos para Implementação**</text:p>
      <text:p text:style-name="Standard"/>
      <text:p text:style-name="Standard">1. **Coleta de Dados**:</text:p>
      <text:p text:style-name="Standard"><text:s text:c="3"/>- Desenvolver um scraper para extrair as ofertas do Mercado Livre.</text:p>
      <text:p text:style-name="Standard"><text:s text:c="3"/>- Garantir que o scraper esteja atualizado com as mudanças no layout do site.</text:p>
      <text:p text:style-name="Standard"/>
      <text:p text:style-name="Standard">2. **Armazenamento e Processamento**:</text:p>
      <text:p text:style-name="Standard"><text:s text:c="3"/>- Configurar o banco de dados para armazenar as ofertas.</text:p>
      <text:p text:style-name="Standard"><text:s text:c="3"/>- Implementar filtros e lógica de processamento para identificar ofertas relevantes.</text:p>
      <text:p text:style-name="Standard"/>
      <text:p text:style-name="Standard">3. **Notificação e Interface**:</text:p>
      <text:p text:style-name="Standard"><text:soft-page-break/><text:s text:c="3"/>- Configurar e testar os métodos de notificação.</text:p>
      <text:p text:style-name="Standard"><text:s text:c="3"/>- Desenvolver e testar a interface do usuário.</text:p>
      <text:p text:style-name="Standard"/>
      <text:p text:style-name="Standard">4. **Automação**:</text:p>
      <text:p text:style-name="Standard"><text:s text:c="3"/>- Configurar o agendamento do scraping e testar o pipeline completo.</text:p>
      <text:p text:style-name="Standard"><text:s text:c="3"/>- Containerizar o projeto para facilitar a implementação e manutenção.</text:p>
      <text:p text:style-name="Standard"/>
      <text:p text:style-name="Standard">5. **Teste e Otimização**:</text:p>
      <text:p text:style-name="Standard"><text:s text:c="3"/>- Testar o sistema em diferentes cenários e otimizar o desempenho.</text:p>
      <text:p text:style-name="Standard"><text:s text:c="3"/>- Garantir a conformidade com as políticas de uso do Mercado Livre.</text:p>
      <text:p text:style-name="Standard"/>
      <text:p text:style-name="Standard">### **Considerações Finais**</text:p>
      <text:p text:style-name="Standard"/>
      <text:p text:style-name="Standard">- **Legislação e Políticas**: Certifique-se de que o projeto está em conformidade com as políticas de scraping do Mercado Livre e as leis de proteção de dados.</text:p>
      <text:p text:style-name="Standard">- **Escalabilidade**: Planeje a escalabilidade do sistema para lidar com um volume maior de dados e usuários, se necessário.</text:p>
      <text:p text:style-name="Standard"/>
      <text:p text:style-name="Standard">Esse projeto pode ser uma ótima oportunidade para explorar web scraping, automação, e desenvolvimento de interfaces, além de oferecer um valor prático ao facilitar a busca por ofertas especia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24:34.454116020</meta:creation-date>
    <dc:date>2024-08-31T23:27:24.715323515</dc:date>
    <meta:editing-duration>PT2M51S</meta:editing-duration>
    <meta:editing-cycles>1</meta:editing-cycles>
    <meta:document-statistic meta:table-count="0" meta:image-count="0" meta:object-count="0" meta:page-count="2" meta:paragraph-count="44" meta:word-count="489" meta:character-count="3346" meta:non-whitespace-character-count="2822"/>
    <meta:generator>LibreOffice/24.2.5.2$Linux_X86_64 LibreOffice_project/420$Build-2</meta:generator>
  </office:meta>
</office:document-meta>
</file>